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.844cm"/>
    </style:style>
    <style:style style:name="gr4" style:family="graphic" style:parent-style-name="standard">
      <style:graphic-properties draw:stroke="none" svg:stroke-color="#000000" draw:fill="none" draw:fill-color="#ffffff" fo:min-height="7.787cm"/>
    </style:style>
    <style:style style:name="gr5" style:family="graphic" style:parent-style-name="standard">
      <style:graphic-properties draw:stroke="none" svg:stroke-color="#000000" draw:fill="none" draw:fill-color="#ffffff" fo:min-height="3.707cm"/>
    </style:style>
    <style:style style:name="gr6" style:family="graphic" style:parent-style-name="standard">
      <style:graphic-properties draw:stroke="none" svg:stroke-color="#000000" draw:fill="none" draw:fill-color="#ffffff" fo:min-height="1.4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3.445cm" svg:height="2.297cm" svg:x="10.855cm" svg:y="8.703cm">
          <text:p text:style-name="P1"><text:span text:style-name="T1">Если </text:span></text:p>
          <text:p text:style-name="P1"><text:span text:style-name="T1">a = 1/b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3" draw:id="id3" draw:layer="layout" svg:width="3.445cm" svg:height="2.294cm" svg:x="5.912cm" svg:y="10.336cm">
          <text:p text:style-name="P1"><text:span text:style-name="T2">result = 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582cm" svg:y1="8.087cm" svg:x2="12.578cm" svg:y2="8.703cm" draw:start-shape="id1" draw:start-glue-point="8" draw:end-shape="id2" draw:end-glue-point="4" svg:d="M12582 8087v308h-4v308">
          <text:p/>
        </draw:connector>
        <draw:connector draw:style-name="gr2" draw:text-style-name="P1" draw:layer="layout" svg:x1="10.855cm" svg:y1="9.852cm" svg:x2="7.635cm" svg:y2="10.336cm" draw:start-shape="id2" draw:start-glue-point="5" draw:end-shape="id3" draw:end-glue-point="4" svg:d="M10855 9852h-749v-17h-2471v501">
          <text:p/>
        </draw:connector>
        <draw:connector draw:style-name="gr2" draw:text-style-name="P1" draw:layer="layout" svg:x1="14.3cm" svg:y1="9.852cm" svg:x2="12.577cm" svg:y2="12.081cm" draw:start-shape="id2" draw:start-glue-point="7" draw:end-shape="id4" draw:end-glue-point="4" svg:d="M14300 9852h501v1689h-2224v540">
          <text:p/>
        </draw:connector>
        <draw:custom-shape draw:style-name="gr1" draw:text-style-name="P1" xml:id="id5" draw:id="id5" draw:layer="layout" svg:width="3.444cm" svg:height="2.296cm" svg:x="5.643cm" svg:y="1.924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7.365cm" svg:y1="4.22cm" svg:x2="12.582cm" svg:y2="5.792cm" draw:start-shape="id5" draw:start-glue-point="6" draw:end-shape="id1" draw:end-glue-point="5" svg:d="M7365 4220v786h5217v786">
          <text:p/>
        </draw:connector>
        <draw:custom-shape draw:style-name="gr1" draw:text-style-name="P1" xml:id="id1" draw:id="id1" draw:layer="layout" svg:width="3.445cm" svg:height="2.295cm" svg:x="10.859cm" svg:y="5.792cm">
          <text:p text:style-name="P1">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9.357cm" svg:y1="11.483cm" svg:x2="12.577cm" svg:y2="12.081cm" draw:end-shape="id4" draw:end-glue-point="4" svg:d="M9357 11483v49h3220v549">
          <text:p/>
        </draw:connector>
        <draw:custom-shape draw:style-name="gr1" draw:text-style-name="P2" xml:id="id4" draw:id="id4" draw:layer="layout" svg:width="3.445cm" svg:height="2.296cm" draw:transform="skewX (-0.0020943951023928) translate (10.854cm 12.081cm)">
          <text:p text:style-name="P1"><text:span text:style-name="T1">Если </text:span></text:p>
          <text:p text:style-name="P1"><text:span text:style-name="T1">a = 1/c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6" draw:id="id6" draw:layer="layout" svg:width="3.444cm" svg:height="2.296cm" svg:x="5.865cm" svg:y="13.688cm">
          <text:p text:style-name="P1"><text:span text:style-name="T2">result = 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856cm" svg:y1="13.229cm" svg:x2="7.587cm" svg:y2="13.688cm" draw:start-shape="id4" draw:start-glue-point="5" draw:end-shape="id6" draw:end-glue-point="4" svg:d="M10856 13229h-773v-42h-2496v501">
          <text:p/>
        </draw:connector>
        <draw:connector draw:style-name="gr2" draw:text-style-name="P1" draw:layer="layout" svg:x1="14.302cm" svg:y1="13.229cm" svg:x2="12.617cm" svg:y2="15.695cm" draw:start-shape="id4" draw:start-glue-point="7" draw:end-shape="id7" draw:end-glue-point="4" svg:d="M14302 13229h502v1807h-2187v659">
          <text:p/>
        </draw:connector>
        <draw:connector draw:style-name="gr2" draw:text-style-name="P1" draw:layer="layout" svg:x1="9.309cm" svg:y1="14.836cm" svg:x2="12.617cm" svg:y2="15.695cm" draw:start-shape="id6" draw:start-glue-point="7" draw:end-shape="id7" draw:end-glue-point="4" svg:d="M9309 14836h3308v859">
          <text:p/>
        </draw:connector>
        <draw:custom-shape draw:style-name="gr1" draw:text-style-name="P2" xml:id="id7" draw:id="id7" draw:layer="layout" svg:width="3.445cm" svg:height="2.297cm" svg:x="10.894cm" svg:y="15.695cm">
          <text:p text:style-name="P1"><text:span text:style-name="T1">Если </text:span></text:p>
          <text:p text:style-name="P1"><text:span text:style-name="T1">b = 1/c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8" draw:id="id8" draw:layer="layout" svg:width="3.444cm" svg:height="2.295cm" svg:x="5.9cm" svg:y="17.345cm">
          <text:p text:style-name="P1"><text:span text:style-name="T2">result = 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894cm" svg:y1="16.843cm" svg:x2="7.622cm" svg:y2="17.345cm" draw:start-shape="id7" draw:end-shape="id8" draw:end-glue-point="4" svg:d="M10894 16843h-3272v502">
          <text:p/>
        </draw:connector>
        <draw:connector draw:style-name="gr2" draw:text-style-name="P1" draw:layer="layout" svg:x1="14.339cm" svg:y1="16.844cm" svg:x2="11.204cm" svg:y2="19.682cm" draw:start-shape="id7" draw:start-glue-point="7" draw:end-shape="id9" draw:end-glue-point="4" svg:d="M14339 16844h501v1993h-3636v845">
          <text:p/>
        </draw:connector>
        <draw:connector draw:style-name="gr2" draw:text-style-name="P1" draw:layer="layout" svg:x1="9.344cm" svg:y1="18.493cm" svg:x2="11.204cm" svg:y2="19.682cm" draw:start-shape="id8" draw:start-glue-point="7" draw:end-shape="id9" draw:end-glue-point="4" svg:d="M9344 18493h1860v1189">
          <text:p/>
        </draw:connector>
        <draw:frame draw:style-name="gr3" draw:layer="layout" svg:width="10.344cm" svg:height="8.094cm" svg:x="4.77cm" svg:y="11.776cm">
          <draw:text-box>
            <text:p/>
          </draw:text-box>
        </draw:frame>
        <draw:frame draw:style-name="gr4" draw:layer="layout" svg:width="10.259cm" svg:height="8.037cm" svg:x="4.674cm" svg:y="12.013cm">
          <draw:text-box>
            <text:p/>
          </draw:text-box>
        </draw:frame>
        <draw:frame draw:style-name="gr5" draw:layer="layout" svg:width="2.968cm" svg:height="3.957cm" svg:x="4.5cm" svg:y="11.89cm">
          <draw:text-box>
            <text:p/>
          </draw:text-box>
        </draw:frame>
        <draw:custom-shape draw:style-name="gr1" draw:text-style-name="P4" xml:id="id9" draw:id="id9" draw:layer="layout" svg:width="3.445cm" svg:height="2.297cm" svg:x="9.481cm" svg:y="19.682cm">
          <text:p text:style-name="P1"><text:span text:style-name="T3">Если </text:span></text:p>
          <text:p text:style-name="P1"><text:span text:style-name="T4">result</text:span><text:span text:style-name="T3"> !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0" draw:id="id10" draw:layer="layout" svg:width="3.444cm" svg:height="2.296cm" svg:x="6.397cm" svg:y="22.609cm">
          <text:p text:style-name="P1">Вывод: </text:p>
          <text:p text:style-name="P1">resul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444cm" svg:height="2.295cm" svg:x="10.86cm" svg:y="5.792cm">
          <text:p text:style-name="P1">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444cm" svg:height="2.295cm" svg:x="10.86cm" svg:y="5.792cm">
          <text:p text:style-name="P1">Ввод: </text:p>
          <text:p text:style-name="P1">a, b,c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1" draw:id="id11" draw:layer="layout" svg:width="3.445cm" svg:height="2.296cm" svg:x="13.235cm" svg:y="22.604cm">
          <text:p text:style-name="P1">Вывод: </text:p>
          <text:p text:style-name="P1">«no»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9.481cm" svg:y1="20.831cm" svg:x2="8.119cm" svg:y2="22.609cm" draw:start-shape="id9" draw:start-glue-point="5" draw:end-shape="id10" draw:end-glue-point="5" svg:d="M9481 20831h-1362v1778">
          <text:p/>
        </draw:connector>
        <draw:connector draw:style-name="gr2" draw:text-style-name="P1" draw:layer="layout" svg:x1="12.926cm" svg:y1="20.831cm" svg:x2="14.958cm" svg:y2="22.604cm" draw:start-shape="id9" draw:start-glue-point="7" draw:end-shape="id11" draw:end-glue-point="5" svg:d="M12926 20831h2032v1773">
          <text:p/>
        </draw:connector>
        <draw:custom-shape draw:style-name="gr1" draw:text-style-name="P1" xml:id="id12" draw:id="id12" draw:layer="layout" svg:width="3.445cm" svg:height="2.293cm" svg:x="9.212cm" svg:y="26.207cm">
          <text:p text:style-name="P1">Конец 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8.119cm" svg:y1="24.905cm" svg:x2="10.935cm" svg:y2="26.207cm" draw:start-shape="id10" draw:start-glue-point="8" draw:end-shape="id12" draw:end-glue-point="4" svg:d="M8119 24905v651h2816v651">
          <text:p/>
        </draw:connector>
        <draw:connector draw:style-name="gr2" draw:text-style-name="P1" draw:layer="layout" svg:x1="14.958cm" svg:y1="24.9cm" svg:x2="10.935cm" svg:y2="26.207cm" draw:start-shape="id11" draw:start-glue-point="8" draw:end-shape="id12" draw:end-glue-point="4" svg:d="M14958 24900v654h-4023v653">
          <text:p/>
        </draw:connector>
        <draw:frame draw:style-name="gr6" draw:text-style-name="P5" draw:layer="layout" svg:width="1.6cm" svg:height="1.675cm" svg:x="8.6cm" svg:y="20.1cm">
          <draw:text-box>
            <text:p><text:span text:style-name="T3">да</text:span></text:p>
          </draw:text-box>
        </draw:frame>
        <draw:frame draw:style-name="gr6" draw:text-style-name="P5" draw:layer="layout" svg:width="1.6cm" svg:height="1.675cm" svg:x="10cm" svg:y="16.1cm">
          <draw:text-box>
            <text:p><text:span text:style-name="T3">да</text:span></text:p>
          </draw:text-box>
        </draw:frame>
        <draw:frame draw:style-name="gr6" draw:text-style-name="P5" draw:layer="layout" svg:width="1.6cm" svg:height="1.675cm" svg:x="10cm" svg:y="9.125cm">
          <draw:text-box>
            <text:p><text:span text:style-name="T3">да</text:span></text:p>
          </draw:text-box>
        </draw:frame>
        <draw:frame draw:style-name="gr6" draw:text-style-name="P5" draw:layer="layout" svg:width="1.6cm" svg:height="1.675cm" svg:x="14.1cm" svg:y="12.5cm">
          <draw:text-box>
            <text:p><text:span text:style-name="T3">нет</text:span></text:p>
          </draw:text-box>
        </draw:frame>
        <draw:frame draw:style-name="gr6" draw:text-style-name="P5" draw:layer="layout" svg:width="1.6cm" svg:height="1.675cm" svg:x="14.1cm" svg:y="16.125cm">
          <draw:text-box>
            <text:p><text:span text:style-name="T3">нет</text:span></text:p>
          </draw:text-box>
        </draw:frame>
        <draw:frame draw:style-name="gr6" draw:text-style-name="P5" draw:layer="layout" svg:width="1.6cm" svg:height="1.675cm" svg:x="14cm" svg:y="9.1cm">
          <draw:text-box>
            <text:p><text:span text:style-name="T3">нет</text:span></text:p>
          </draw:text-box>
        </draw:frame>
        <draw:frame draw:style-name="gr6" draw:text-style-name="P5" draw:layer="layout" svg:width="1.6cm" svg:height="1.675cm" svg:x="12.7cm" svg:y="20.1cm">
          <draw:text-box>
            <text:p><text:span text:style-name="T3">нет</text:span></text:p>
          </draw:text-box>
        </draw:frame>
        <draw:frame draw:style-name="gr6" draw:text-style-name="P5" draw:layer="layout" svg:width="1.6cm" svg:height="1.675cm" svg:x="10cm" svg:y="12.425cm">
          <draw:text-box>
            <text:p><text:span text:style-name="T3">д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0-07T16:47:27.30</dc:date>
    <meta:editing-duration>PT43M20S</meta:editing-duration>
    <meta:editing-cycles>3</meta:editing-cycles>
    <meta:generator>OpenOffice/4.1.1$Win32 OpenOffice.org_project/411m6$Build-9775</meta:generator>
    <meta:document-statistic meta:object-count="40"/>
  </office:meta>
</office:document-meta>
</file>